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NotSupportedException.ConfigNotSupport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NotSupportedException.ConfigNotSupp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